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2" style:family="table" style:master-page-name="Fattura">
      <style:table-properties table:align="margins" fo:margin-left="-0.0083in" fo:margin-right="0.0118in" style:page-number="0" style:width="6.6667in"/>
    </style:style>
    <style:style style:name="Table2.A" style:family="table-column">
      <style:table-column-properties style:column-width="0.916in" style:rel-column-width="9004*"/>
    </style:style>
    <style:style style:name="Table2.B" style:family="table-column">
      <style:table-column-properties style:column-width="1.3063in" style:rel-column-width="12840*"/>
    </style:style>
    <style:style style:name="Table2.C" style:family="table-column">
      <style:table-column-properties style:column-width="1.2667in" style:rel-column-width="12451*"/>
    </style:style>
    <style:style style:name="Table2.D" style:family="table-column">
      <style:table-column-properties style:column-width="0.5201in" style:rel-column-width="5113*"/>
    </style:style>
    <style:style style:name="Table2.E" style:family="table-column">
      <style:table-column-properties style:column-width="0.1229in" style:rel-column-width="1208*"/>
    </style:style>
    <style:style style:name="Table2.F" style:family="table-column">
      <style:table-column-properties style:column-width="0.5063in" style:rel-column-width="4976*"/>
    </style:style>
    <style:style style:name="Table2.G" style:family="table-column">
      <style:table-column-properties style:column-width="0.016in" style:rel-column-width="157*"/>
    </style:style>
    <style:style style:name="Table2.H" style:family="table-column">
      <style:table-column-properties style:column-width="0.6882in" style:rel-column-width="6765*"/>
    </style:style>
    <style:style style:name="Table2.I" style:family="table-column">
      <style:table-column-properties style:column-width="0.2035in" style:rel-column-width="2000*"/>
    </style:style>
    <style:style style:name="Table2.K" style:family="table-column">
      <style:table-column-properties style:column-width="1.1049in" style:rel-column-width="10864*"/>
    </style:style>
    <style:style style:name="Table2.A1" style:family="table-cell">
      <style:table-cell-properties fo:border="none" fo:padding="0in"/>
    </style:style>
    <style:style style:name="Table2.2" style:family="table-row">
      <style:table-row-properties style:min-row-height="0.2472in"/>
    </style:style>
    <style:style style:name="Table2.A2" style:family="table-cell">
      <style:table-cell-properties fo:border="none" fo:padding="0in" style:vertical-align="bottom"/>
    </style:style>
    <style:style style:name="Table2.3" style:family="table-row">
      <style:table-row-properties style:min-row-height="0.2708in"/>
    </style:style>
    <style:style style:name="Table2.4" style:family="table-row">
      <style:table-row-properties style:min-row-height="0.2083in"/>
    </style:style>
    <style:style style:name="Table2.7" style:family="table-row">
      <style:table-row-properties style:min-row-height="0.2285in"/>
    </style:style>
    <style:style style:name="Table2.A8" style:family="table-cell">
      <style:table-cell-properties fo:border="none" fo:padding="0.0382in"/>
    </style:style>
    <style:style style:name="Table2.10" style:family="table-row">
      <style:table-row-properties style:min-row-height="0.3021in"/>
    </style:style>
    <style:style style:name="Table2.11" style:family="table-row">
      <style:table-row-properties style:min-row-height="0.0854in"/>
    </style:style>
    <style:style style:name="Table2.16" style:family="table-row">
      <style:table-row-properties style:min-row-height="0.1563in"/>
    </style:style>
    <style:style style:name="Table2.18" style:family="table-row">
      <style:table-row-properties style:min-row-height="0.2021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1" style:family="table-row">
      <style:table-row-properties style:min-row-height="0.2708in"/>
    </style:style>
    <style:style style:name="Table1.A1" style:family="table-cell">
      <style:table-cell-properties fo:background-color="transparent" fo:border="none" fo:padding="0.0382in" style:vertical-align="bottom">
        <style:background-image/>
      </style:table-cell-properties>
    </style:style>
    <style:style style:name="Table1.E1" style:family="table-cell">
      <style:table-cell-properties fo:background-color="transparent" fo:border="none" fo:padding="0.0382in">
        <style:background-image/>
      </style:table-cell-properties>
    </style:style>
    <style:style style:name="Table1.2" style:family="table-row">
      <style:table-row-properties style:min-row-height="0.125in"/>
    </style:style>
    <style:style style:name="Table1.3" style:family="table-row">
      <style:table-row-properties style:min-row-height="0.1354in"/>
    </style:style>
    <style:style style:name="Table1.11" style:family="table-row">
      <style:table-row-properties style:min-row-height="0.4271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K"/>
        <table:table-row>
          <table:table-cell office:value-type="string" table:style-name="Table2.A1">
            <text:p text:style-name="Table_20_Contents">
Data:
</text:p>
          </table:table-cell>
          <table:table-cell office:value-type="string" table:number-columns-spanned="2" table:style-name="Table2.A1">
            <text:p text:style-name="Table_20_Contents">
26/01/2010
</text:p>
          </table:table-cell>
          <table:covered-table-cell/>
          <table:table-cell office:value-type="string" table:number-columns-spanned="8" table:style-name="Table2.A1">
            <text:p text:style-name="Table_20_Contents">
Spett.le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office:value-type="string" table:style-name="Table2.A2">
            <text:p text:style-name="Table_20_Contents">
Preventivo
</text:p>
          </table:table-cell>
          <table:table-cell office:value-type="string" table:number-columns-spanned="2" table:style-name="Table2.A2">
            <text:p text:style-name="Table_20_Contents">
<text:span text:style-name="Strong Emphasis">n.002/2010</text:span>
</text:p>
          </table:table-cell>
          <table:covered-table-cell/>
          <table:table-cell office:value-type="string" table:number-columns-spanned="8" table:style-name="Table2.A2">
            <text:p text:style-name="P19">
<text:span text:style-name="Strong Emphasis">COLGATE PALMOLIV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office:value-type="string" table:style-name="Table2.A2">
            <text:p text:style-name="Table_20_Contents">
Job:
</text:p>
          </table:table-cell>
          <table:table-cell office:value-type="string" table:number-columns-spanned="2" table:style-name="Table2.A2">
            <text:p text:style-name="Table_20_Contents">
<text:span text:style-name="Strong Emphasis">n.007/2010</text:span>
</text:p>
          </table:table-cell>
          <table:covered-table-cell/>
          <table:table-cell office:value-type="string" table:style-name="Table2.A2">
            <text:p text:style-name="Table_20_Contents">
<text:span text:style-name="Ruby_20_Literal"/>
</text:p>
          </table:table-cell>
          <table:table-cell office:value-type="string" table:number-columns-spanned="4" table:style-name="Table2.A2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2">
            <text:p text:style-name="Table_20_Contents"/>
          </table:table-cell>
          <table:covered-table-cell/>
          <table:covered-table-cell/>
        </table:table-row>
        <table:table-row table:style-name="Table2.4"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>
<text:span text:style-name="Ruby_20_Value"/>
</text:p>
          </table:table-cell>
          <table:covered-table-cell/>
          <table:table-cell office:value-type="string" table:style-name="Table2.A1">
            <text:p text:style-name="Table_20_Contents">
<text:span text:style-name="Ruby_20_Literal"/>
</text:p>
          </table:table-cell>
          <table:table-cell office:value-type="string" table:number-columns-spanned="4" table:style-name="Table2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1">
            <text:p text:style-name="Table_20_Contents"/>
          </table:table-cell>
          <table:covered-table-cell/>
          <table:covered-table-cell/>
        </table:table-row>
        <table:table-row table:style-name="Table2.4">
          <table:table-cell office:value-type="string" table:style-name="Table2.A2">
            <text:p text:style-name="Table_20_Contents">
Da:
</text:p>
          </table:table-cell>
          <table:table-cell office:value-type="string" table:number-columns-spanned="2" table:style-name="Table2.A2">
            <text:p text:style-name="Table_20_Contents">
Roberto Masi
</text:p>
          </table:table-cell>
          <table:covered-table-cell/>
          <table:table-cell office:value-type="string" table:style-name="Table2.A2">
            <text:p text:style-name="Table_20_Contents">
c.a.
</text:p>
          </table:table-cell>
          <table:table-cell office:value-type="string" table:number-columns-spanned="7" table:style-name="Table2.A2">
            <text:p text:style-name="Table_20_Contents">
<text:span text:style-name="Strong Emphasis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style-name="Table2.A1">
            <text:p text:style-name="Table_20_Contents"/>
          </table:table-cell>
          <table:table-cell office:value-type="string" table:number-columns-spanned="4" table:style-name="Table2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1">
            <text:p text:style-name="Table_20_Contents"/>
          </table:table-cell>
          <table:covered-table-cell/>
          <table:covered-table-cell/>
        </table:table-row>
        <table:table-row table:style-name="Table2.7">
          <table:table-cell office:value-type="string" table:style-name="Table2.A2">
            <text:p text:style-name="P16">
Oggetto:
</text:p>
          </table:table-cell>
          <table:table-cell office:value-type="string" table:number-columns-spanned="10" table:style-name="Table2.A2">
            <text:p text:style-name="P6">
PREVENTIVO (LANCIO SPAZZOLINI ACTIFLEX)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le2.A8">
            <text:p text:style-name="Table_20_Contents"/>
          </table:table-cell>
          <table:table-cell office:value-type="string" table:style-name="Table2.A8">
            <text:p text:style-name="Table_20_Contents"/>
          </table:table-cell>
          <table:table-cell office:value-type="string" table:number-columns-spanned="3" table:style-name="Table2.A8">
            <text:p text:style-name="Table_20_Contents"/>
          </table:table-cell>
          <table:covered-table-cell/>
          <table:covered-table-cell/>
          <table:table-cell office:value-type="string" table:number-columns-spanned="2" table:style-name="Table2.A8">
            <text:p text:style-name="P8">
Q.TA'
</text:p>
          </table:table-cell>
          <table:covered-table-cell/>
          <table:table-cell office:value-type="string" table:number-columns-spanned="4" table:style-name="Table2.A8">
            <text:p text:style-name="P8">
IMPORTO €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2.A8">
            <text:p text:style-name="Table_20_Contents"/>
          </table:table-cell>
          <table:table-cell office:value-type="string" table:style-name="Table2.A8">
            <text:p text:style-name="Table_20_Contents"/>
          </table:table-cell>
          <table:table-cell office:value-type="string" table:number-columns-spanned="3" table:style-name="Table2.A8">
            <text:p text:style-name="Table_20_Contents"/>
          </table:table-cell>
          <table:covered-table-cell/>
          <table:covered-table-cell/>
          <table:table-cell office:value-type="string" table:number-columns-spanned="2" table:style-name="Table2.A8">
            <text:p text:style-name="Table_20_Contents"/>
          </table:table-cell>
          <table:covered-table-cell/>
          <table:table-cell office:value-type="string" table:number-columns-spanned="3" table:style-name="Table2.A8">
            <text:p text:style-name="P7">
Cad.
</text:p>
          </table:table-cell>
          <table:covered-table-cell/>
          <table:covered-table-cell/>
          <table:table-cell office:value-type="string" table:style-name="Table2.A8">
            <text:p text:style-name="P7">
TOTALI
</text:p>
          </table:table-cell>
        </table:table-row>
        <table:table-row table:style-name="Table2.11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1" table:style-name="Table2.A8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2.A8">
            <text:p text:style-name="Table_20_Contents">
-
aggiunto Uno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1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10,00
</text:p>
          </table:table-cell>
          <table:covered-table-cell/>
        </table:table-row>
        <table:table-row table:style-name="Table2.16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1" table:style-name="Table2.A8">
            <text:p text:style-name="Table_20_Contents">
<text:span text:style-name="Strong Emphasis">LANCIO SPAZZOLINO OMNI ACTIFLEX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2.A8">
            <text:p text:style-name="Table_20_Contents">
-
Fee agenzia per sviluppo e Shopper Plan inclusi 3D
A-01; A-02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4.00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4.00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Prove colore e tracciati fustelle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1.00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1.00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Controllo e coordinamento VOSTRA produzione materiali (OPZIONE)Controllo e coordinamento VOSTRA produzione materiali 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1.00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1.00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LOCANDINA 50x70 cm, 4C	
C4-03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35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35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BLOCCHETTI MEMO da 50 fogli f.to 15x15 cm, 4C
E1-01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2
</text:p>
          </table:table-cell>
          <table:table-cell office:value-type="string" table:number-columns-spanned="3" table:style-name="Table2.A8">
            <text:p text:style-name="P17">
€42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84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PENDOLINO f.to A5 interamente lenticolare, 4C; 
3 movimenti 
C2-05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45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45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Pannelli Laterali per testata Dim. 50x140 cm 	
C1-08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70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700,00
</text:p>
          </table:table-cell>
          <table:covered-table-cell/>
        </table:table-row>
        <table:table-row>
          <table:table-cell office:value-type="string" table:number-columns-spanned="5" table:style-name="Table2.A8">
            <text:p text:style-name="Table_20_Contents">
-
STOPPER  porta prezzo. Dim. 10x10 cm 4C	
C2-05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45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450,00
</text:p>
          </table:table-cell>
          <table:covered-table-cell/>
        </table:table-row>
        <table:table-row table:style-name="Table2.16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1" table:style-name="Table2.A8">
            <text:p text:style-name="Table_20_Contents">
<text:span text:style-name="Strong Emphasis">PROGRAMMA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2.A8">
            <text:p text:style-name="Table_20_Contents">
-
aggiunto due
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11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11,00
</text:p>
          </table:table-cell>
          <table:covered-table-cell/>
        </table:table-row>
        <table:table-row table:style-name="Table2.16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office:value-type="string" table:number-columns-spanned="10" table:style-name="Table2.A8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8">
            <text:p text:style-name="P17">

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office:value-type="string" table:number-columns-spanned="4" table:style-name="Table1.A1">
              <text:p text:style-name="P6">
TOTALE PREVENTIVO
</text:p>
            </table:table-cell>
            <table:covered-table-cell/>
            <table:covered-table-cell/>
            <table:covered-table-cell/>
            <table:table-cell office:value-type="string" table:style-name="Table1.E1">
              <text:p text:style-name="P7">
<text:span text:style-name="Strong Emphasis">€8.811,00</text:span>
</text:p>
            </table:table-cell>
          </table:table-row>
        </table:table-header-rows>
        <table:table-row table:style-name="Table1.2"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oft-page-break/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6:06:38</dc:date>
    <meta:editing-cycles>223</meta:editing-cycles>
    <meta:editing-duration>PT22H59M36S</meta:editing-duration>
    <meta:document-statistic meta:table-count="2" meta:image-count="4" meta:object-count="0" meta:page-count="2" meta:paragraph-count="52" meta:word-count="96" meta:character-count="1176"/>
    <meta:user-defined meta:name="Info 1"/>
    <meta:user-defined meta:name="Info 2"/>
    <meta:user-defined meta:name="Info 3"/>
    <meta:user-defined meta:name="Info 4"/>
  </office:meta>
</office:document-meta>
</file>